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text-properties officeooo:rsid="00242484" officeooo:paragraph-rsid="002dd565"/>
    </style:style>
    <style:style style:name="P2" style:family="paragraph" style:parent-style-name="Text_20_body">
      <style:text-properties officeooo:rsid="0036d65d" officeooo:paragraph-rsid="003969f6"/>
    </style:style>
    <style:style style:name="P3" style:family="paragraph" style:parent-style-name="Text_20_body">
      <style:text-properties officeooo:rsid="003b4d2c" officeooo:paragraph-rsid="003b4d2c"/>
    </style:style>
    <style:style style:name="P4" style:family="paragraph" style:parent-style-name="Standard" style:list-style-name="WWNum8">
      <style:paragraph-properties fo:margin-top="0.0417in" fo:margin-bottom="0in" loext:contextual-spacing="false" fo:line-height="100%"/>
      <style:text-properties officeooo:paragraph-rsid="001e8b66"/>
    </style:style>
    <style:style style:name="P5" style:family="paragraph" style:parent-style-name="Standard" style:list-style-name="WWNum5">
      <style:paragraph-properties fo:margin-top="0.0417in" fo:margin-bottom="0in" loext:contextual-spacing="false" fo:line-height="100%"/>
      <style:text-properties officeooo:paragraph-rsid="001e8b66"/>
    </style:style>
    <style:style style:name="P6" style:family="paragraph" style:parent-style-name="Standard" style:list-style-name="WWNum6">
      <style:paragraph-properties fo:margin-top="0.0417in" fo:margin-bottom="0in" loext:contextual-spacing="false" fo:line-height="100%"/>
      <style:text-properties officeooo:paragraph-rsid="001e8b66"/>
    </style:style>
    <style:style style:name="P7" style:family="paragraph" style:parent-style-name="Standard">
      <style:paragraph-properties fo:margin-top="0.0417in" fo:margin-bottom="0in" loext:contextual-spacing="false" fo:line-height="100%"/>
      <style:text-properties style:font-name="Calibri" fo:font-size="9pt" fo:language="el" fo:country="GR" fo:font-style="normal" officeooo:paragraph-rsid="001e8b66" style:font-name-asian="Times New Roman" style:font-size-asian="9pt" style:language-asian="el" style:country-asian="GR" style:font-style-asian="normal" style:font-name-complex="Times New Roman" style:font-size-complex="10pt" style:font-style-complex="normal"/>
    </style:style>
    <style:style style:name="P8" style:family="paragraph" style:parent-style-name="Standard" style:list-style-name="WWNum9">
      <style:paragraph-properties fo:margin-top="0.0417in" fo:margin-bottom="0in" loext:contextual-spacing="false" fo:line-height="100%"/>
      <style:text-properties style:font-name="Calibri" fo:font-size="9pt" fo:language="el" fo:country="GR" officeooo:paragraph-rsid="001e8b66" style:font-name-asian="Times New Roman" style:font-size-asian="9pt" style:language-asian="el" style:country-asian="GR" style:font-name-complex="Times New Roman" style:font-size-complex="10pt"/>
    </style:style>
    <style:style style:name="P9" style:family="paragraph" style:parent-style-name="Standard" style:list-style-name="WWNum7">
      <style:paragraph-properties fo:margin-top="0.0417in" fo:margin-bottom="0in" loext:contextual-spacing="false" fo:line-height="100%"/>
      <style:text-properties style:font-name="Calibri" fo:language="el" fo:country="GR" officeooo:paragraph-rsid="001e8b66" style:font-name-asian="Times New Roman" style:language-asian="el" style:country-asian="GR" style:font-name-complex="Times New Roman" style:font-size-complex="10pt"/>
    </style:style>
    <style:style style:name="T1" style:family="text">
      <style:text-properties style:font-name="Calibri" fo:language="el" fo:country="GR" style:font-name-asian="Times New Roman" style:language-asian="el" style:country-asian="GR" style:font-name-complex="Times New Roman" style:font-size-complex="10pt"/>
    </style:style>
    <style:style style:name="T2" style:family="text">
      <style:text-properties style:font-name="Calibri" fo:font-size="9pt" fo:language="el" fo:country="GR" fo:font-style="normal" style:font-name-asian="Times New Roman" style:font-size-asian="9pt" style:language-asian="el" style:country-asian="GR" style:font-style-asian="normal" style:font-name-complex="Times New Roman" style:font-size-complex="10pt" style:font-style-complex="normal"/>
    </style:style>
    <style:style style:name="T3" style:family="text">
      <style:text-properties officeooo:rsid="001f1d67"/>
    </style:style>
    <style:style style:name="T4" style:family="text">
      <style:text-properties officeooo:rsid="002373ca"/>
    </style:style>
    <style:style style:name="T5" style:family="text">
      <style:text-properties officeooo:rsid="002600bb"/>
    </style:style>
    <style:style style:name="T6" style:family="text">
      <style:text-properties officeooo:rsid="0032957d"/>
    </style:style>
    <style:style style:name="T7" style:family="text">
      <style:text-properties officeooo:rsid="00388371"/>
    </style:style>
    <style:style style:name="T8" style:family="text">
      <style:text-properties officeooo:rsid="003b5c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Εισαγωγή</text:h>
      <text:p text:style-name="P7"/>
      <text:h text:style-name="Heading_20_1" text:outline-level="1">Ερευνητικά Ερωτήματα</text:h>
      <text:p text:style-name="Text_20_body">Το ελληνικό τεκτονικό υπόβαθρο, παραμένει έως σήμερα ένα ανοιχτό πεδίο επιστημονικής μελέτης. Οι διεργασίες που λαμβάνουν χώρα δεν έχουν ακόμη αποσαφηνιστεί ως προς τις αιτίες τους. Το ίδιο συμβαίνει, σε πλεονάζοντα μάλιστα βαθμό, για το ηφαιστειακό υπόβαθρο της περιοχής. Τα ερωτήματα αυτά είναι κρίσιμα και δυσεπίλυτα και οι δορυφορικές μέθοδοι χρησιμοποιούνται εκτενώς πλέον για την μελέτη τους, με σημαντικά αποτελέσματα. <text:span text:style-name="T3">Μάλιστα, τα τελευταία χρόνια, με την διεύρυνση και την εξέλιξη των δικτύων μόνιμων σταθμών καταγραφής GNSS, τα συστήματα δορυφορικού εντοπισμού παίζουν καιριο και αποτελούν αναντικατάστατο κομμάτι της έρευνας για κάθε γεωεπιστήμη. Ο κλάδος της Τεκτονικής Γεωδαισίας είναι ραγδαία αναπτυσσόμενος και δύναται να παίξει σημνατικό ρόλο στην κατανόηση του πολύπλοκου Ελληνικού γεωλογικού και ηφαιστειακού υποβάθρου.</text:span></text:p>
      <text:p text:style-name="Text_20_body">Τα όρια μέχρι τα οποία μπορούν τα <text:s/>Παγκόσμια Δορυφορικά Συστήματα Εντοπισμού να προσφέρουν απαντήσεις είναι ακόμη <text:span text:style-name="T4">ρευστά, </text:span>θολά <text:span text:style-name="T5">και συνεχώς μεταβαλόμενα</text:span>. Οι όλο και ακριβέστερες μέθοδοι εντοπισμού, οι ποιοτικότεροι αλγόριθμοι επεξεργασίας και οι σύγχρονοι δέκτες παρακολούθησης, προσφέρουν πλέον την δυνατότητα παρακολούθηση<text:span text:style-name="T5">ς</text:span> φαινομένων τόσο πριν και μετά την εξέλιξή τους αλλά και κατά την διάρκεια που συμβαίνουν. Το πεδίο όμως παραμένει ανοιχτό και ερευνητικά ενεργό. Η ακρίβεια του εντοπισμού, οι απαιτούμενοι ρυθμοί καταγραφής, οι βέλτιστες μεθοδολογίες επεξεργασίας, είναι μερικά από τα ανοιχτά ερωτήματα που παραμένουν κεντρικά.</text:p>
      <text:p text:style-name="P1">Τελευταία, <text:span text:style-name="T5">ο</text:span> <text:span text:style-name="T5">σε πραγματικό ή σχεδόν πραγματικό χρόνο εντοπισμός θέσης (και άλλων παραμέτρων), αποτελεί καίριο πεδίο έρευνας και καινοτομίας. Οι σύχρονοι δέκτες επιτρέπουν την καταγραφή δεδομένων από παραπάνω του ενός GNSS και μάλιστα με υψηλούς ρυθμούς καταγραφής. Η χρήση τους όμως, παρά τα θετικά αποτελέσματα που μπορεί να αποφέρει, συνεπάγεται την εισαγωγή (φυσικών και μη) περιορισμών και δυσχεραίνει την ποιοτική επεξεργασία των δεδομένων (περισσότερες παράμετροι, περισσότερα δεδομένα, ασυμβατότητες μεταξύ των συστημάτων, μεγάλη συσχέτιση συνεχόμενων παρατηρήσεων, ανοιομεγενή δεδομένα/προϊόντα, υπολογιστικοί περιορισμοί, κτλ). </text:span></text:p>
      <text:p text:style-name="P1"><text:span text:style-name="T5">Ανοιχτό πεδίο έρευνας παραμένει και η επιλογή ενός βέλτιστου αλγόριθμου ή σχήματος επεξεργασίας για τις ανάγκες επεξεργασίας μεγάλου όγκου δεδομένων σε περιορισμένο χρονικό διάστημα. Η πλέον ακριβής μέθοδος επεξεργασίας δεδομένων GNSS είναι αυτή του σχετικού εντοπισμού (relative positioning), όπου χρειάζεται η χρήση πλέον του ενός σταθμού (δέκτη) για την επίτευξη λύσης. Τα τελευταία χρόνια όμως, έχει αναπτυχθεί και κερδίζει έδαφος (ειδικά σε περιπτώσεις όπου ο χρόνος επεξεργασίας είναι κρίσιμος) η μέθοδος του απόλυτου ακριβούς προσδιορισμού (Precise Point Positioning), όπου αρκεί η συλλογή δεδομένων από έναν δέκτη για να γίνει ποιοτικός εντοπισμός θέσης. Και οι δύο μεθοδολογίες προσφέρουν σημαντικά πλεονεκτήματα και είναι συνεχώς σε διαδικασία περαιτέρω ανάπτυξης προς επίτευξη ακόμη μεγαλύτερης ακρίβειας, με χρήση πιο </text:span><text:soft-page-break/><text:span text:style-name="T5">περιορισμένων υπολογιτικών πόρων. Η περίπτωση του εντοπισμού σε πραγματικό ή σχεδόν πραγματικό χρόνο, αποτελεί ένα απαιτιτικό πεδίο δοκιμής και ελέγχου των αποτελεσμάτων των διαφορετικών μεθοδολογιών.</text:span></text:p>
      <text:p text:style-name="Text_20_body">Υπό διερεύνηση παραμένει και η συμβολή των Δορυφορικών Συστημάτων Εντοπισμού στην μελέτη της ατμόσφαιρας. Τόσο η ιονόσφαιρα όσο και η τροπόσφαιρα επηρεάζουν σημαντικά το δορυφορικό σήμα· <text:span text:style-name="T6">οι σύγχρονες μεθοδοι εντοπισμού, προσφέρουν τη δυνατότητα (μέσω της συνεχώς αυξανόμενης ακρίβειας που προσφέρουν) τον διαχωρισμό και την επιμέρους μελέτη των επιδράσεων αυτών στο δορυφορικό σήμα. </text:span></text:p>
      <text:list xml:id="list5010677308643282283" text:style-name="WWNum5">
        <text:list-item>
          <text:p text:style-name="P5"><text:span text:style-name="T2">διερεύνηση/αποσαφήνιση ελληνικού τεκτονικού, ηφαιστειακού κτλ υποβάθρου</text:span></text:p>
        </text:list-item>
        <text:list-item>
          <text:p text:style-name="P5"><text:span text:style-name="T2">όρια GNSS και αλγορίθμων, ακρίβειες, χρήση για πρόληψη (early warning systems), παρακολούθηση, ατμοσφαιρα</text:span></text:p>
        </text:list-item>
      </text:list>
      <text:h text:style-name="Heading_20_1" text:outline-level="1">Εννοιολογικό Πλαίσιο</text:h>
      <text:list xml:id="list3659935211837426643" text:style-name="WWNum9">
        <text:list-item>
          <text:p text:style-name="P8"/>
        </text:list-item>
      </text:list>
      <text:h text:style-name="Heading_20_1" text:outline-level="1">Μεθοδολογία</text:h>
      <text:p text:style-name="P2">Θα γίνει επιλογή μόνιμων σταθμών καταγραφής GNSS με δυνατότητα <text:span text:style-name="T7">καταγραφής συνεχούς, σε υψηλή συχνότητα (τουλάχιστο 1 Hz)</text:span> <text:span text:style-name="T7">σήματος. Θα αναπτυχθούν υπολογιστικές ρουτίνες, ώστε τα αρχεία καταγραφής να μεταφορτώνονται σε εξυπηρετητή που ανήκει στο Κέντρο Δορυφόρων Διονύσου. Τα αχρεία θα ελεχονται ως προς την πληρότητα και την ποιότητά τους και θα γίνεται προ-επεξεργασία των παρατηρήσεων.</text:span></text:p>
      <text:p text:style-name="P3">Έπειτα, θα ακολουθεί η επεξεργασία τους <text:span text:style-name="T8">με κατάλληλο λογισμικό, σχεδιασμένο για επιλύσεις ακριβείας δορυφορικών δεδομένων. Η ακριβής μεθοδολογία (σχετικός ή/και απόλυτος προσδιορισμός) καθώς και οι παράμετροι </text:span></text:p>
      <text:p text:style-name="P2"/>
      <text:p text:style-name="P2"><text:span text:style-name="T7">Η διαδικασία θα επαναλλαμβάνεται κάθε δύο ώρες, με πλήρως αυτοματοποιημένο τρόπο, χωρίς τη συμβολή χρήστη.</text:span></text:p>
      <text:list xml:id="list6598386044918778828" text:style-name="WWNum6">
        <text:list-item>
          <text:p text:style-name="P6"><text:span text:style-name="T2">επιλογή σταθμών</text:span></text:p>
        </text:list-item>
        <text:list-item>
          <text:p text:style-name="P6"><text:span text:style-name="T2">download δεδομένων</text:span></text:p>
        </text:list-item>
        <text:list-item>
          <text:p text:style-name="P6"><text:span text:style-name="T2">επεξεργασία</text:span></text:p>
        </text:list-item>
        <text:list-item>
          <text:p text:style-name="P6"><text:span text:style-name="T2">παράμετροι</text:span></text:p>
        </text:list-item>
        <text:list-item>
          <text:p text:style-name="P6"><text:span text:style-name="T2">χρονοσειρές</text:span></text:p>
        </text:list-item>
        <text:list-item>
          <text:p text:style-name="P6"><text:span text:style-name="T2">ιστοσελίδα</text:span></text:p>
        </text:list-item>
      </text:list>
      <text:h text:style-name="Heading_20_1" text:outline-level="1">Καινοτομία της Ερευνητικής Πρότασης</text:h>
      <text:list xml:id="list7729005598963553083" text:style-name="WWNum7">
        <text:list-item>
          <text:p text:style-name="P9"/>
        </text:list-item>
      </text:list>
      <text:h text:style-name="Heading_20_1" text:outline-level="1"><text:soft-page-break/>Συνεισφορά στη Θεωρητική ή/και Εφαρμοσμένη Επιστημονική Γνώση</text:h>
      <text:list xml:id="list6444702985891131411" text:style-name="WWNum8">
        <text:list-item>
          <text:p text:style-name="P4"><text:span text:style-name="T1">συνεισφορά σε Γεωλογία, Ηφαιστειολογία, ατμοσφαιρικά</text:span></text:p>
        </text:list-item>
        <text:list-item>
          <text:p text:style-name="P4"><text:span text:style-name="T1">συνεισφορά στην κατανόηση του ελληνικού υποβάθρου</text:span></text:p>
        </text:list-item>
        <text:list-item>
          <text:p text:style-name="P4"><text:span text:style-name="T1">συνεισφορά στην γεωδαισία</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adornments="Regular" style:font-pitch="variable"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ListLabel_20_277" style:display-name="ListLabel 277"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alibri" fo:font-family="Calibri" style:font-family-generic="roman" style:font-pitch="variable" fo:font-size="9pt" style:font-size-asian="9pt"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8">
      <text:list-level-style-bullet text:level="1" text:style-name="ListLabel_20_27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7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8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8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8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8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8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8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5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5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5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5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5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5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5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8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8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8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8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9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9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9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9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9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6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6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6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6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6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6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6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7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7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7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7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9:02:28.174379574</meta:creation-date>
    <dc:date>2017-02-07T20:39:34.916878605</dc:date>
    <meta:editing-duration>PT1H36M57S</meta:editing-duration>
    <meta:editing-cycles>24</meta:editing-cycles>
    <meta:generator>LibreOffice/5.2.5.1$Linux_X86_64 LibreOffice_project/20$Build-1</meta:generator>
    <meta:document-statistic meta:table-count="0" meta:image-count="0" meta:object-count="0" meta:page-count="3" meta:paragraph-count="27" meta:word-count="636" meta:character-count="4766" meta:non-whitespace-character-count="4164"/>
  </office:meta>
</office:document-meta>
</file>